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Devanagari1" svg:font-family="'Lohit Devanagari'"/>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officeooo:rsid="00136748" officeooo:paragraph-rsid="00136748" style:font-size-asian="14pt" style:font-size-complex="14pt"/>
    </style:style>
    <style:style style:name="P3" style:family="paragraph" style:parent-style-name="Standard">
      <style:paragraph-properties fo:text-align="center" style:justify-single-word="false"/>
      <style:text-properties fo:font-size="14pt" officeooo:rsid="0013a56a" officeooo:paragraph-rsid="0013a56a" style:font-size-asian="14pt" style:font-size-complex="14pt"/>
    </style:style>
    <style:style style:name="P4" style:family="paragraph" style:parent-style-name="Standard">
      <style:paragraph-properties fo:text-align="center" style:justify-single-word="false"/>
      <style:text-properties fo:font-size="14pt" fo:font-weight="bold" officeooo:rsid="0013a56a" officeooo:paragraph-rsid="0013a56a"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normal" officeooo:rsid="0013a56a" officeooo:paragraph-rsid="0013a56a"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8pt" fo:font-weight="bold" officeooo:rsid="0013a56a" officeooo:paragraph-rsid="0013a56a"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bold" officeooo:rsid="00136748" officeooo:paragraph-rsid="00136748"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fo:font-weight="bold" officeooo:rsid="00136748" officeooo:paragraph-rsid="00136748"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fo:font-weight="bold" officeooo:rsid="00136748" officeooo:paragraph-rsid="0016beb2" style:font-size-asian="18pt" style:font-weight-asian="bold" style:font-size-complex="18pt" style:font-weight-complex="bold"/>
    </style:style>
    <style:style style:name="P10" style:family="paragraph" style:parent-style-name="Standard">
      <style:paragraph-properties fo:line-height="200%" fo:text-align="start" style:justify-single-word="false"/>
      <style:text-properties fo:font-size="18pt" fo:font-weight="bold" officeooo:rsid="0016beb2" officeooo:paragraph-rsid="0016beb2" style:font-size-asian="18pt" style:font-weight-asian="bold" style:font-size-complex="18pt" style:font-weight-complex="bold"/>
    </style:style>
    <style:style style:name="P11" style:family="paragraph" style:parent-style-name="Standard">
      <style:paragraph-properties fo:line-height="200%" fo:text-align="start" style:justify-single-word="false"/>
      <style:text-properties fo:font-size="12pt" fo:font-weight="bold" officeooo:rsid="00136748" officeooo:paragraph-rsid="00136748" style:font-size-asian="10.5pt" style:font-weight-asian="bold" style:font-size-complex="12pt" style:font-weight-complex="bold"/>
    </style:style>
    <style:style style:name="P12" style:family="paragraph" style:parent-style-name="Standard">
      <style:paragraph-properties fo:line-height="200%" fo:text-align="start" style:justify-single-word="false"/>
      <style:text-properties fo:font-size="12pt" fo:font-weight="bold" officeooo:rsid="00136748" officeooo:paragraph-rsid="0018f6e0" style:font-size-asian="10.5pt" style:font-weight-asian="bold" style:font-size-complex="12pt" style:font-weight-complex="bold"/>
    </style:style>
    <style:style style:name="P13" style:family="paragraph" style:parent-style-name="Standard">
      <style:paragraph-properties fo:line-height="200%" fo:text-align="start" style:justify-single-word="false"/>
      <style:text-properties fo:font-size="12pt" fo:font-weight="bold" officeooo:rsid="00136748" officeooo:paragraph-rsid="00285594" style:font-size-asian="10.5pt" style:font-weight-asian="bold" style:font-size-complex="12pt" style:font-weight-complex="bold"/>
    </style:style>
    <style:style style:name="P14" style:family="paragraph" style:parent-style-name="Standard">
      <style:paragraph-properties fo:line-height="200%" fo:text-align="start" style:justify-single-word="false"/>
      <style:text-properties officeooo:paragraph-rsid="0016beb2"/>
    </style:style>
    <style:style style:name="P15" style:family="paragraph" style:parent-style-name="Standard">
      <style:paragraph-properties fo:line-height="200%" fo:text-align="start" style:justify-single-word="false"/>
      <style:text-properties officeooo:paragraph-rsid="00215956"/>
    </style:style>
    <style:style style:name="P16" style:family="paragraph" style:parent-style-name="Standard">
      <style:paragraph-properties fo:line-height="200%" fo:text-align="start" style:justify-single-word="false"/>
      <style:text-properties officeooo:paragraph-rsid="0024e15b"/>
    </style:style>
    <style:style style:name="P17" style:family="paragraph" style:parent-style-name="Standard">
      <style:paragraph-properties fo:line-height="200%" fo:text-align="start" style:justify-single-word="false"/>
      <style:text-properties fo:font-style="normal" style:text-underline-style="none" fo:font-weight="normal" officeooo:rsid="0016b434" officeooo:paragraph-rsid="00235116" style:font-style-asian="normal" style:font-weight-asian="normal" style:font-style-complex="normal" style:font-weight-complex="normal"/>
    </style:style>
    <style:style style:name="T1" style:family="text">
      <style:text-properties fo:font-weight="normal" officeooo:rsid="00150acc" style:font-weight-asian="normal" style:font-weight-complex="normal"/>
    </style:style>
    <style:style style:name="T2" style:family="text">
      <style:text-properties fo:font-weight="normal" officeooo:rsid="0016beb2" style:font-weight-asian="normal" style:font-weight-complex="normal"/>
    </style:style>
    <style:style style:name="T3" style:family="text">
      <style:text-properties fo:font-weight="normal" officeooo:rsid="0017c01d" style:font-weight-asian="normal" style:font-weight-complex="normal"/>
    </style:style>
    <style:style style:name="T4" style:family="text">
      <style:text-properties fo:font-weight="normal" officeooo:rsid="0018f6e0" style:font-weight-asian="normal" style:font-weight-complex="normal"/>
    </style:style>
    <style:style style:name="T5" style:family="text">
      <style:text-properties fo:font-weight="normal" officeooo:rsid="001a5201" style:font-weight-asian="normal" style:font-weight-complex="normal"/>
    </style:style>
    <style:style style:name="T6" style:family="text">
      <style:text-properties fo:font-weight="normal" officeooo:rsid="001b9701" style:font-weight-asian="normal" style:font-weight-complex="normal"/>
    </style:style>
    <style:style style:name="T7" style:family="text">
      <style:text-properties fo:font-weight="normal" officeooo:rsid="001c87be" style:font-weight-asian="normal" style:font-weight-complex="normal"/>
    </style:style>
    <style:style style:name="T8" style:family="text">
      <style:text-properties fo:font-weight="normal" officeooo:rsid="001dbd09" style:font-weight-asian="normal" style:font-weight-complex="normal"/>
    </style:style>
    <style:style style:name="T9" style:family="text">
      <style:text-properties fo:font-weight="normal" officeooo:rsid="001fadac" style:font-weight-asian="normal" style:font-weight-complex="normal"/>
    </style:style>
    <style:style style:name="T10" style:family="text">
      <style:text-properties fo:font-weight="normal" officeooo:rsid="00215956" style:font-weight-asian="normal" style:font-weight-complex="normal"/>
    </style:style>
    <style:style style:name="T11" style:family="text">
      <style:text-properties fo:font-weight="normal" officeooo:rsid="00227e97" style:font-weight-asian="normal" style:font-weight-complex="normal"/>
    </style:style>
    <style:style style:name="T12" style:family="text">
      <style:text-properties fo:font-weight="normal" officeooo:rsid="00235116" style:font-weight-asian="normal" style:font-weight-complex="normal"/>
    </style:style>
    <style:style style:name="T13" style:family="text">
      <style:text-properties fo:font-weight="normal" officeooo:rsid="0024e15b" style:font-weight-asian="normal" style:font-weight-complex="normal"/>
    </style:style>
    <style:style style:name="T14" style:family="text">
      <style:text-properties fo:font-weight="normal" officeooo:rsid="00264162" style:font-weight-asian="normal" style:font-weight-complex="normal"/>
    </style:style>
    <style:style style:name="T15" style:family="text">
      <style:text-properties fo:font-weight="normal" officeooo:rsid="00283994" style:font-weight-asian="normal" style:font-weight-complex="normal"/>
    </style:style>
    <style:style style:name="T16" style:family="text">
      <style:text-properties fo:font-weight="normal" officeooo:rsid="00285594" style:font-weight-asian="normal" style:font-weight-complex="normal"/>
    </style:style>
    <style:style style:name="T17" style:family="text">
      <style:text-properties fo:font-weight="normal" officeooo:rsid="002a27f9" style:font-weight-asian="normal" style:font-weight-complex="normal"/>
    </style:style>
    <style:style style:name="T18" style:family="text">
      <style:text-properties fo:font-weight="normal" officeooo:rsid="0016beb2" style:font-size-asian="12pt" style:font-weight-asian="normal" style:font-weight-complex="normal"/>
    </style:style>
    <style:style style:name="T19" style:family="text">
      <style:text-properties fo:font-weight="normal" officeooo:rsid="0017c01d" style:font-size-asian="12pt" style:font-weight-asian="normal" style:font-weight-complex="normal"/>
    </style:style>
    <style:style style:name="T20" style:family="text">
      <style:text-properties fo:font-size="18pt" fo:font-weight="bold" officeooo:rsid="00136748" style:font-size-asian="18pt" style:font-weight-asian="bold" style:font-size-complex="18pt" style:font-weight-complex="bold"/>
    </style:style>
    <style:style style:name="T21" style:family="text">
      <style:text-properties fo:font-style="normal" style:text-underline-style="none" fo:font-weight="normal" officeooo:rsid="0016b434" style:font-style-asian="normal" style:font-weight-asian="normal" style:font-style-complex="normal" style:font-weight-complex="normal"/>
    </style:style>
    <style:style style:name="T22" style:family="text">
      <style:text-properties fo:font-style="normal" style:text-underline-style="none" fo:font-weight="normal" officeooo:rsid="005f0065" style:font-style-asian="normal" style:font-weight-asian="normal" style:font-style-complex="normal" style:font-weight-complex="normal"/>
    </style:style>
    <style:style style:name="T23" style:family="text">
      <style:text-properties fo:font-size="12pt" fo:font-weight="normal" officeooo:rsid="0016beb2" style:font-size-asian="12pt" style:font-weight-asian="normal" style:font-size-complex="12pt" style:font-weight-complex="normal"/>
    </style:style>
    <style:style style:name="T24" style:family="text">
      <style:text-properties fo:font-size="12pt" fo:font-weight="normal" officeooo:rsid="001a5201" style:font-size-asian="12pt" style:font-weight-asian="normal" style:font-size-complex="12pt" style:font-weight-complex="normal"/>
    </style:style>
    <style:style style:name="T25" style:family="text">
      <style:text-properties style:text-underline-style="solid" style:text-underline-width="auto" style:text-underline-color="font-color" officeooo:rsid="001c87be"/>
    </style:style>
    <style:style style:name="T26" style:family="text">
      <style:text-properties style:text-underline-style="solid" style:text-underline-width="auto" style:text-underline-color="font-color" fo:font-weight="normal" officeooo:rsid="001b9701" style:font-weight-asian="normal" style:font-weight-complex="normal"/>
    </style:style>
    <style:style style:name="T27" style:family="text">
      <style:text-properties style:text-underline-style="solid" style:text-underline-width="auto" style:text-underline-color="font-color" officeooo:rsid="001dbd09"/>
    </style:style>
    <style:style style:name="T28" style:family="text">
      <style:text-properties officeooo:rsid="00417c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ITLE:</text:p>
      <text:p text:style-name="P2"/>
      <text:p text:style-name="P2">A Quantitative Analysis of Labor Force Participation Rates and Medical Marijuana Laws in the United States</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Calvin Colson</text:p>
      <text:p text:style-name="P2"/>
      <text:p text:style-name="P2"/>
      <text:p text:style-name="P2"/>
      <text:p text:style-name="P2"/>
      <text:p text:style-name="P2">Submitted to Princeton University</text:p>
      <text:p text:style-name="P2">Department of Economics</text:p>
      <text:p text:style-name="P2"><text:s/>In Partial Fulfillment of the Requirements for the A.B. Degree</text:p>
      <text:p text:style-name="P2"/>
      <text:p text:style-name="P2"/>
      <text:p text:style-name="P2"/>
      <text:p text:style-name="P3">April 8, 2020</text:p>
      <text:p text:style-name="P2"/>
      <text:p text:style-name="P2"><text:soft-page-break/></text:p>
      <text:p text:style-name="P6">Abstract</text:p>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I. Introduction</text:p>
      <text:p text:style-name="P7"/>
      <text:p text:style-name="P12"><text:tab/><text:span text:style-name="T2">There is no dearth of scientific, political, psychological, economic, cultural, or recreational discussion when it comes to the topic of a certain plant in modern conversations. I am referring to </text:span><text:span text:style-name="T3">the genus of plants known as Cannabis. Alternately, depending on strain and location, these plants may be known by a variety of other names, including Cannabis indica, Cannabis sativa, Cannabis americanus, Indian hemp, marijuana, weed, and so on. </text:span><text:span text:style-name="T4">The variety of names for this plant is not particularly surprising when the variety of its uses over thousands of years is also considered. As early as the twenty-eighth century B.C. in China, the plant had been farmed as a fiber crop, and in India the plant was being used for medicinal purposes prior to 1000 B.C., </text:span><text:span text:style-name="T5">and by 650 B.C. its intoxicating properties had been documented in the Middle East </text:span><text:span text:style-name="T3">(</text:span><text:span text:style-name="T18">Mikuriya, </text:span><text:span text:style-name="T19">1969</text:span><text:span text:style-name="T3">). </text:span><text:span text:style-name="T4">From a more modern perspective, </text:span><text:span text:style-name="T5">there has been much fascination as well as controversy surrounding the plant. </text:span><text:span text:style-name="T11">The motivation of this paper stems from one of these pertinent controversies.</text:span></text:p>
      <text:p text:style-name="P12"><text:span text:style-name="T11"><text:tab/></text:span><text:span text:style-name="T14">From the period of 1999-2018 </text:span><text:span text:style-name="T15">in the U.S.</text:span><text:span text:style-name="T14">, the employment-to-population ratio, also known as the labor force participation rate experienced a fall of almost 4% </text:span><text:span text:style-name="T15">(Abraham and Kearney, 2019)</text:span><text:span text:style-name="T14">. While it is important to note that the drop was seen most sharply during the 2007-2009 recession, the decrease cannot be entirely explained by this economic event. </text:span><text:span text:style-name="T15">Evidence for this can be seen in the same study by Abraham and Kearney, cited above, where a breakdown of the trends of the labor force participation rate by age and gender are presented and discussed. Most notably, </text:span><text:span text:style-name="T16">the drop in the employment-to-population rate of</text:span><text:span text:style-name="T15"> ‘prime age workers’, or those between the ages of 25 to 54, </text:span><text:span text:style-name="T16">has been the focus of attention.</text:span><text:span text:style-name="T15"> </text:span><text:span text:style-name="T16">This paper will attempt to analyze one of the conjectured potential </text:span><text:span text:style-name="T15">causes </text:span><text:span text:style-name="T16">of the decline in the labor force participation rate in recent years, namely, that of marijuana legalization. </text:span></text:p>
      <text:p text:style-name="P13"><text:span text:style-name="T1"><text:tab/>In light of recent legislation legalizing marijuana and marijuana-</text:span><text:span text:style-name="T6">derived</text:span><text:span text:style-name="T1"> products (both those with and without psychoactive properties) </text:span><text:span text:style-name="T13">(Marijuana Policy Project, 2019)</text:span><text:span text:style-name="T1">, it is no surprise that there </text:span><text:soft-page-break/><text:span text:style-name="T1">is much speculation as to the effects that this substance has on both individual behavior and macro-scale systems, </text:span><text:span text:style-name="T13">including the labor force</text:span><text:span text:style-name="T1">. </text:span><text:span text:style-name="T6">The constituents of the cannabis plant, called cannabinoids, are considered by several to be therapeutic in the treatment of various disorders and diseases, including treating chronic pain, nausea, and spasticity of multiple sclerosis. However, there is also data suggestive of adverse effects and risks associated with consumption of cannabinoids </text:span><text:span text:style-name="T1">(</text:span><text:span text:style-name="T2">and </text:span><text:span text:style-name="T1">especially </text:span><text:span text:style-name="T6">their</text:span><text:span text:style-name="T1"> </text:span><text:span text:style-name="T2">principal </text:span><text:span text:style-name="T1">psycho</text:span><text:span text:style-name="T2">active component, </text:span><text:span text:style-name="T5">delta-nine-t</text:span><text:span text:style-name="T2">etrahydrocannabinol <text:s/>(THC)). </text:span><text:span text:style-name="T7">In addition to the cardio-vascular risks of chronic smoking, which is one of the </text:span><text:span text:style-name="T13">most</text:span><text:span text:style-name="T7"> preferred forms of consumption,</text:span><text:span text:style-name="T2"> </text:span><text:span text:style-name="T7">akin to other psychoactive drugs labeled as “central nervous system depressants”, consumption of THC has been purported to be linked to “weakness, mood changes, and dizziness” (Benbadis et al., 2014) </text:span><text:span text:style-name="T8">(</text:span><text:span text:style-name="T27">See Section II for</text:span><text:span text:style-name="T25"> more detailed discussion as to the </text:span><text:span text:style-name="T27">beneficial and adverse effects of marijuana consumption</text:span><text:span text:style-name="T26">*</text:span><text:span text:style-name="T8">)</text:span><text:span text:style-name="T7">. Extrapolating these symptoms out further,</text:span><text:span text:style-name="T1"> One of the more common and long-standing speculations is to make a causal link between the consumption of marijuana </text:span><text:span text:style-name="T2">and a psychological disorder known as </text:span><text:span text:style-name="T9">the amotivational syndrome. </text:span><text:span text:style-name="T10">Despite the existence of some studies producing equivocal results on the matter, other studies, such as one by Creason and Goldman (1981) and another by Lac and Luk (2018) have shown results that support a correlation between “heavy” intake of marijuana and lower initiative and persistence that could result in decreased “general self-efficacy”. </text:span><text:span text:style-name="T11">The implications of these results are important to the focus of this paper, because it might lead one to believe that increased usage of marijuana could significantly </text:span><text:span text:style-name="T12">cause a negative</text:span><text:span text:style-name="T11"> impact </text:span><text:span text:style-name="T12">on </text:span><text:span text:style-name="T11">the economy, and specifically the labor market. </text:span><text:span text:style-name="T12">The reverse side of this argument is also worth noting. That is, that proper treatment of disorders and diseases through the use of medical marijuana may create a positive effect on the labor force due to increased health of potential workers. Individuals that would otherwise be unable to manage both their illnesses and their employment may be empowered to do so through the assistance of medical marijuana treatments. Additionally, it is quite possible that in many cases, marijuana intake is not causative of amotivational syndrome, but rather that those with amotivational syndrome are more likely to use marijuana. Clearly, there are a lot of factors at work in </text:span><text:soft-page-break/><text:span text:style-name="T13">understanding the</text:span><text:span text:style-name="T12"> connection between </text:span><text:span text:style-name="T13">the labor force and marijuana legalization and usage. </text:span><text:span text:style-name="T16">In an attempt to quantitatively assess aspects of this relationship, this paper compares data between the aforementioned and partially-contemporaneous events of the recent decline of the labor force participation rate and the national-</text:span><text:span text:style-name="T17">wide state-level </text:span><text:span text:style-name="T16">legalization of marijuana in the United States.</text:span></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9"/>
      <text:p text:style-name="P10">References</text:p>
      <text:p text:style-name="P16"><text:span text:style-name="T21">Abraham, K., &amp; Kearney, M. (201</text:span><text:span text:style-name="T22">9</text:span><text:span text:style-name="T21">). Explaining the Decline in the U.S. Employment-to-Population <text:tab/>Ratio: A Review of the Evidence (No. w24333; p. w24333). </text:span><text:a xlink:type="simple" xlink:href="https://doi.org/10.3386/w24333" text:style-name="Internet_20_link" text:visited-style-name="Visited_20_Internet_20_Link">https://doi.org/10.3386/w24333</text:a></text:p>
      <text:p text:style-name="P16"><text:soft-page-break/>Benbadis, S. R., Sanchez-Ramos, J., Bozorg, A., Giarratano, M., Kalidas, K., Katzin, L., ... &amp; <text:tab/>Zesiewicz, T. (2014). Medical marijuana in neurology. Expert review of neurotherapeutics, <text:tab/>14(12), 1453-1465. <text:a xlink:type="simple" xlink:href="https://doi.org/10.1586/14737175.2014.985209" text:style-name="Internet_20_link" text:visited-style-name="Visited_20_Internet_20_Link">https://doi.org/10.1586/14737175.2014.985209</text:a></text:p>
      <text:p text:style-name="P14">Creason, C. R., &amp; Goldman, M. (1981). Varying levels of marijuana use by adolescents and the <text:tab/>amotivational syndrome. Psychological Reports, 48(2), 447-454. <text:tab/><text:a xlink:type="simple" xlink:href="https://doi.org/10.2466/pr0.1981.48.2.447" text:style-name="Internet_20_link" text:visited-style-name="Visited_20_Internet_20_Link">https://doi.org/10.2466/pr0.1981.48.2.447</text:a></text:p>
      <text:p text:style-name="P15">Lac, A., &amp; Luk, J. W. (2018). Testing the amotivational syndrome: Marijuana use longitudinally <text:tab/>predicts lower self-efficacy even after controlling for demographics, personality, and alcohol <text:tab/>and cigarette use. Prevention Science, 19(2), 117-126.</text:p>
      <text:p text:style-name="P15"><text:tab/><text:a xlink:type="simple" xlink:href="https://doi.org/10.1007/s11121-017-0811-3" text:style-name="Internet_20_link" text:visited-style-name="Visited_20_Internet_20_Link">https://doi.org/10.1007/s11121-017-0811-3</text:a></text:p>
      <text:p text:style-name="P17">Marijuana Policy Project. 201<text:span text:style-name="T28">9</text:span>. “Medical Marijuana Program Implementation Timelines.” Available at: <text:tab/><text:a xlink:type="simple" xlink:href="https://www.mpp.org/issues/medical-marijuana/state-by-state-medical-marijuanalaws/medical-" text:style-name="Internet_20_link" text:visited-style-name="Visited_20_Internet_20_Link">https://www.mpp.org/issues/medical-marijuana/state-by-state-medical-marijuanalaws/medical-</text:a><text:tab/>marijuana-program-implementation-timeline/</text:p>
      <text:p text:style-name="P14"><text:span text:style-name="T23">Mikuriya, T. H. (1969). Marijuana in medicine: past, present and future. California medicine, 110(1), <text:tab/>34-</text:span><text:span text:style-name="T24">40</text:span><text:span text:style-name="T23">. </text:span><text:a xlink:type="simple" xlink:href="https://www.ncbi.nlm.nih.gov/pmc/articles/PMC1503422/pdf/califmed00019-0036.pdf" text:style-name="Internet_20_link" text:visited-style-name="Visited_20_Internet_20_Link">https://www.ncbi.nlm.nih.gov/pmc/articles/PMC1503422/pdf/califmed00019-0036.pdf</text:a></text:p>
      <text:p text:style-name="P10"/>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ohit Devanagari1" svg:font-family="'Lohit Devanagari'"/>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4T18:53:32.277033880</meta:creation-date>
    <meta:generator>LibreOffice/6.0.7.3$Linux_X86_64 LibreOffice_project/00m0$Build-3</meta:generator>
    <dc:date>2020-03-11T23:19:42.237007277</dc:date>
    <meta:editing-duration>P1DT18H10M51S</meta:editing-duration>
    <meta:editing-cycles>4</meta:editing-cycles>
    <meta:document-statistic meta:table-count="0" meta:image-count="0" meta:object-count="0" meta:page-count="6" meta:paragraph-count="20" meta:word-count="957" meta:character-count="6669" meta:non-whitespace-character-count="5716"/>
  </office:meta>
</office:document-meta>
</file>